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0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3.6236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4575in"/>
    </style:style>
    <style:style style:name="co8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_committed" table:style-name="ta1">
        <table:shapes>
          <draw:frame draw:z-index="0" draw:style-name="gr1" draw:text-style-name="P1" svg:width="8in" svg:height="4in" svg:x="1.3835in" svg:y="2.2701in">
            <draw:object draw:notify-on-update-of-ranges="read_committed.A1:read_committed.A1 read_committed.B1:read_committed.F1 read_committed.A2:read_committed.A2 read_committed.B2:read_committed.F2 read_committed.A3:read_committed.A3 read_committed.B3:read_committed.F3 read_committed.A4:read_committed.A4 read_committed.B4:read_committed.F4 read_committed.A5:read_committed.A5 read_committed.B5:read_committed.F5 read_committed.A6:read_committed.A6 read_committed.B6:read_committed.F6 read_committed.A7:read_committed.A7 read_committed.B7:read_committed.F7 read_committed.A8:read_committed.A8 read_committed.B8:read_committed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 insert</text:p>
          </table:table-cell>
          <table:table-cell office:value-type="float" office:value="43.8" calcext:value-type="float">
            <text:p>43.8</text:p>
          </table:table-cell>
          <table:table-cell office:value-type="float" office:value="80.6" calcext:value-type="float">
            <text:p>80.6</text:p>
          </table:table-cell>
          <table:table-cell office:value-type="float" office:value="208.2" calcext:value-type="float">
            <text:p>208.2</text:p>
          </table:table-cell>
          <table:table-cell office:value-type="float" office:value="433.6" calcext:value-type="float">
            <text:p>433.6</text:p>
          </table:table-cell>
          <table:table-cell office:value-type="float" office:value="787.6" calcext:value-type="float">
            <text:p>787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 row update</text:p>
          </table:table-cell>
          <table:table-cell office:value-type="float" office:value="242.2" calcext:value-type="float">
            <text:p>242.2</text:p>
          </table:table-cell>
          <table:table-cell office:value-type="float" office:value="480.6" calcext:value-type="float">
            <text:p>480.6</text:p>
          </table:table-cell>
          <table:table-cell office:value-type="float" office:value="1117.8" calcext:value-type="float">
            <text:p>1117.8</text:p>
          </table:table-cell>
          <table:table-cell office:value-type="float" office:value="2241.6" calcext:value-type="float">
            <text:p>2241.6</text:p>
          </table:table-cell>
          <table:table-cell office:value-type="float" office:value="4394.4" calcext:value-type="float">
            <text:p>4394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ndom row update</text:p>
          </table:table-cell>
          <table:table-cell office:value-type="float" office:value="38.8" calcext:value-type="float">
            <text:p>38.8</text:p>
          </table:table-cell>
          <table:table-cell office:value-type="float" office:value="122.2" calcext:value-type="float">
            <text:p>122.2</text:p>
          </table:table-cell>
          <table:table-cell office:value-type="float" office:value="217.8" calcext:value-type="float">
            <text:p>217.8</text:p>
          </table:table-cell>
          <table:table-cell office:value-type="float" office:value="425.8" calcext:value-type="float">
            <text:p>425.8</text:p>
          </table:table-cell>
          <table:table-cell office:value-type="float" office:value="852" calcext:value-type="float">
            <text:p>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for update single row</text:p>
          </table:table-cell>
          <table:table-cell office:value-type="float" office:value="303.8" calcext:value-type="float">
            <text:p>303.8</text:p>
          </table:table-cell>
          <table:table-cell office:value-type="float" office:value="559.8" calcext:value-type="float">
            <text:p>559.8</text:p>
          </table:table-cell>
          <table:table-cell office:value-type="float" office:value="1094.6" calcext:value-type="float">
            <text:p>1094.6</text:p>
          </table:table-cell>
          <table:table-cell office:value-type="float" office:value="2185.4" calcext:value-type="float">
            <text:p>2185.4</text:p>
          </table:table-cell>
          <table:table-cell office:value-type="float" office:value="4403.4" calcext:value-type="float">
            <text:p>4403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for update skip locked</text:p>
          </table:table-cell>
          <table:table-cell office:value-type="float" office:value="43.8" calcext:value-type="float">
            <text:p>43.8</text:p>
          </table:table-cell>
          <table:table-cell office:value-type="float" office:value="87.8" calcext:value-type="float">
            <text:p>87.8</text:p>
          </table:table-cell>
          <table:table-cell office:value-type="float" office:value="171.6" calcext:value-type="float">
            <text:p>171.6</text:p>
          </table:table-cell>
          <table:table-cell office:value-type="float" office:value="408" calcext:value-type="float">
            <text:p>408</text:p>
          </table:table-cell>
          <table:table-cell office:value-type="float" office:value="759.4" calcext:value-type="float">
            <text:p>759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for update with foreign key</text:p>
          </table:table-cell>
          <table:table-cell office:value-type="float" office:value="327.8" calcext:value-type="float">
            <text:p>327.8</text:p>
          </table:table-cell>
          <table:table-cell office:value-type="float" office:value="579.4" calcext:value-type="float">
            <text:p>579.4</text:p>
          </table:table-cell>
          <table:table-cell office:value-type="float" office:value="1276.6" calcext:value-type="float">
            <text:p>1276.6</text:p>
          </table:table-cell>
          <table:table-cell office:value-type="float" office:value="2489.4" calcext:value-type="float">
            <text:p>2489.4</text:p>
          </table:table-cell>
          <table:table-cell office:value-type="float" office:value="4982.8" calcext:value-type="float">
            <text:p>4982.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single row</text:p>
          </table:table-cell>
          <table:table-cell office:value-type="float" office:value="9.8" calcext:value-type="float">
            <text:p>9.8</text:p>
          </table:table-cell>
          <table:table-cell office:value-type="float" office:value="18.2" calcext:value-type="float">
            <text:p>18.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Select for update many rows</text:p>
          </table:table-cell>
          <table:table-cell office:value-type="float" office:value="279.4" calcext:value-type="float">
            <text:p>279.4</text:p>
          </table:table-cell>
          <table:table-cell office:value-type="float" office:value="591" calcext:value-type="float">
            <text:p>591</text:p>
          </table:table-cell>
          <table:table-cell office:value-type="float" office:value="1119.4" calcext:value-type="float">
            <text:p>1119.4</text:p>
          </table:table-cell>
          <table:table-cell office:value-type="float" office:value="2218.4" calcext:value-type="float">
            <text:p>2218.4</text:p>
          </table:table-cell>
          <table:table-cell office:value-type="float" office:value="4392.4" calcext:value-type="float">
            <text:p>4392.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lect for update many rows skip locked</text:p>
          </table:table-cell>
          <table:table-cell office:value-type="float" office:value="64" calcext:value-type="float">
            <text:p>64</text:p>
          </table:table-cell>
          <table:table-cell office:value-type="float" office:value="103.8" calcext:value-type="float">
            <text:p>103.8</text:p>
          </table:table-cell>
          <table:table-cell office:value-type="float" office:value="220.6" calcext:value-type="float">
            <text:p>220.6</text:p>
          </table:table-cell>
          <table:table-cell office:value-type="float" office:value="424.6" calcext:value-type="float">
            <text:p>424.6</text:p>
          </table:table-cell>
          <table:table-cell office:value-type="float" office:value="847.6" calcext:value-type="float">
            <text:p>847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elect many rows</text:p>
          </table:table-cell>
          <table:table-cell office:value-type="float" office:value="11.8" calcext:value-type="float">
            <text:p>11.8</text:p>
          </table:table-cell>
          <table:table-cell office:value-type="float" office:value="21.6" calcext:value-type="float">
            <text:p>21.6</text:p>
          </table:table-cell>
          <table:table-cell office:value-type="float" office:value="40.2" calcext:value-type="float">
            <text:p>40.2</text:p>
          </table:table-cell>
          <table:table-cell office:value-type="float" office:value="70.8" calcext:value-type="float">
            <text:p>70.8</text:p>
          </table:table-cell>
          <table:table-cell office:value-type="float" office:value="127.2" calcext:value-type="float">
            <text:p>127.2</text:p>
          </table:table-cell>
        </table:table-row>
      </table:table>
      <table:table table:name="repeatable_read" table:style-name="ta1">
        <table:shapes>
          <draw:frame draw:z-index="0" draw:style-name="gr1" draw:text-style-name="P1" svg:width="8in" svg:height="4in" svg:x="0.2055in" svg:y="2.0705in">
            <draw:object draw:notify-on-update-of-ranges="repeatable_read.A1:repeatable_read.A1 repeatable_read.B1:repeatable_read.F1 repeatable_read.A2:repeatable_read.A2 repeatable_read.B2:repeatable_read.F2 repeatable_read.A3:repeatable_read.A3 repeatable_read.B3:repeatable_read.F3 repeatable_read.A4:repeatable_read.A4 repeatable_read.B4:repeatable_read.F4 repeatable_read.A5:repeatable_read.A5 repeatable_read.B5:repeatable_read.F5 repeatable_read.A6:repeatable_read.A6 repeatable_read.B6:repeatable_read.F6 repeatable_read.A7:repeatable_read.A7 repeatable_read.B7:repeatable_read.F7 repeatable_read.A8:repeatable_read.A8 repeatable_read.B8:repeatable_read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1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mple insert</text:p>
          </table:table-cell>
          <table:table-cell office:value-type="float" office:value="40.6" calcext:value-type="float">
            <text:p>40.6</text:p>
          </table:table-cell>
          <table:table-cell office:value-type="float" office:value="77.6" calcext:value-type="float">
            <text:p>77.6</text:p>
          </table:table-cell>
          <table:table-cell office:value-type="float" office:value="191.2" calcext:value-type="float">
            <text:p>191.2</text:p>
          </table:table-cell>
          <table:table-cell office:value-type="float" office:value="352.2" calcext:value-type="float">
            <text:p>352.2</text:p>
          </table:table-cell>
          <table:table-cell office:value-type="float" office:value="726.2" calcext:value-type="float">
            <text:p>726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ngle row update</text:p>
          </table:table-cell>
          <table:table-cell office:value-type="float" office:value="400.6" calcext:value-type="float">
            <text:p>400.6</text:p>
          </table:table-cell>
          <table:table-cell office:value-type="float" office:value="718.4" calcext:value-type="float">
            <text:p>718.4</text:p>
          </table:table-cell>
          <table:table-cell office:value-type="float" office:value="1319.4" calcext:value-type="float">
            <text:p>1319.4</text:p>
          </table:table-cell>
          <table:table-cell office:value-type="float" office:value="2712.6" calcext:value-type="float">
            <text:p>2712.6</text:p>
          </table:table-cell>
          <table:table-cell office:value-type="float" office:value="5272.6" calcext:value-type="float">
            <text:p>5272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ndom row update</text:p>
          </table:table-cell>
          <table:table-cell office:value-type="float" office:value="60.2" calcext:value-type="float">
            <text:p>60.2</text:p>
          </table:table-cell>
          <table:table-cell office:value-type="float" office:value="125.8" calcext:value-type="float">
            <text:p>125.8</text:p>
          </table:table-cell>
          <table:table-cell office:value-type="float" office:value="191.6" calcext:value-type="float">
            <text:p>191.6</text:p>
          </table:table-cell>
          <table:table-cell office:value-type="float" office:value="438" calcext:value-type="float">
            <text:p>438</text:p>
          </table:table-cell>
          <table:table-cell office:value-type="float" office:value="781.6" calcext:value-type="float">
            <text:p>7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lect for update single row</text:p>
          </table:table-cell>
          <table:table-cell office:value-type="float" office:value="273" calcext:value-type="float">
            <text:p>273</text:p>
          </table:table-cell>
          <table:table-cell office:value-type="float" office:value="561.4" calcext:value-type="float">
            <text:p>561.4</text:p>
          </table:table-cell>
          <table:table-cell office:value-type="float" office:value="1090" calcext:value-type="float">
            <text:p>1090</text:p>
          </table:table-cell>
          <table:table-cell office:value-type="float" office:value="2250.2" calcext:value-type="float">
            <text:p>2250.2</text:p>
          </table:table-cell>
          <table:table-cell office:value-type="float" office:value="4509.6" calcext:value-type="float">
            <text:p>4509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lect for update skip locked</text:p>
          </table:table-cell>
          <table:table-cell office:value-type="float" office:value="42.8" calcext:value-type="float">
            <text:p>42.8</text:p>
          </table:table-cell>
          <table:table-cell office:value-type="float" office:value="112.6" calcext:value-type="float">
            <text:p>112.6</text:p>
          </table:table-cell>
          <table:table-cell office:value-type="float" office:value="193.2" calcext:value-type="float">
            <text:p>193.2</text:p>
          </table:table-cell>
          <table:table-cell office:value-type="float" office:value="387.8" calcext:value-type="float">
            <text:p>387.8</text:p>
          </table:table-cell>
          <table:table-cell office:value-type="float" office:value="722.6" calcext:value-type="float">
            <text:p>722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lect for update with foreign key</text:p>
          </table:table-cell>
          <table:table-cell office:value-type="float" office:value="335.8" calcext:value-type="float">
            <text:p>335.8</text:p>
          </table:table-cell>
          <table:table-cell office:value-type="float" office:value="654.8" calcext:value-type="float">
            <text:p>654.8</text:p>
          </table:table-cell>
          <table:table-cell office:value-type="float" office:value="1372" calcext:value-type="float">
            <text:p>1372</text:p>
          </table:table-cell>
          <table:table-cell office:value-type="float" office:value="2592" calcext:value-type="float">
            <text:p>2592</text:p>
          </table:table-cell>
          <table:table-cell office:value-type="float" office:value="5374.8" calcext:value-type="float">
            <text:p>5374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lect single row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.8" calcext:value-type="float">
            <text:p>33.8</text:p>
          </table:table-cell>
          <table:table-cell office:value-type="float" office:value="59.6" calcext:value-type="float">
            <text:p>59.6</text:p>
          </table:table-cell>
          <table:table-cell office:value-type="float" office:value="114.6" calcext:value-type="float">
            <text:p>114.6</text:p>
          </table:table-cell>
          <table:table-cell table:number-columns-repeated="16"/>
        </table:table-row>
        <table:table-row table:style-name="ro1" table:number-rows-repeated="14">
          <table:table-cell table:number-columns-repeated="22"/>
        </table:table-row>
        <table:table-row table:style-name="ro1">
          <table:table-cell table:number-columns-repeated="16"/>
          <table:table-cell office:value-type="string" calcext:value-type="string">
            <text:p>Select for update many rows</text:p>
          </table:table-cell>
          <table:table-cell office:value-type="float" office:value="275.8" calcext:value-type="float">
            <text:p>275.8</text:p>
          </table:table-cell>
          <table:table-cell office:value-type="float" office:value="538" calcext:value-type="float">
            <text:p>538</text:p>
          </table:table-cell>
          <table:table-cell office:value-type="float" office:value="1116.6" calcext:value-type="float">
            <text:p>1116.6</text:p>
          </table:table-cell>
          <table:table-cell office:value-type="float" office:value="2122.2" calcext:value-type="float">
            <text:p>2122.2</text:p>
          </table:table-cell>
          <table:table-cell office:value-type="float" office:value="4508.6" calcext:value-type="float">
            <text:p>4508.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Select for update many rows skip locked</text:p>
          </table:table-cell>
          <table:table-cell office:value-type="float" office:value="73.4" calcext:value-type="float">
            <text:p>73.4</text:p>
          </table:table-cell>
          <table:table-cell office:value-type="float" office:value="123" calcext:value-type="float">
            <text:p>123</text:p>
          </table:table-cell>
          <table:table-cell office:value-type="float" office:value="218.2" calcext:value-type="float">
            <text:p>218.2</text:p>
          </table:table-cell>
          <table:table-cell office:value-type="float" office:value="424.4" calcext:value-type="float">
            <text:p>424.4</text:p>
          </table:table-cell>
          <table:table-cell office:value-type="float" office:value="830.4" calcext:value-type="float">
            <text:p>830.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Select many rows</text:p>
          </table:table-cell>
          <table:table-cell office:value-type="float" office:value="11.4" calcext:value-type="float">
            <text:p>11.4</text:p>
          </table:table-cell>
          <table:table-cell office:value-type="float" office:value="21.8" calcext:value-type="float">
            <text:p>21.8</text:p>
          </table:table-cell>
          <table:table-cell office:value-type="float" office:value="40" calcext:value-type="float">
            <text:p>40</text:p>
          </table:table-cell>
          <table:table-cell office:value-type="float" office:value="72.6" calcext:value-type="float">
            <text:p>72.6</text:p>
          </table:table-cell>
          <table:table-cell office:value-type="float" office:value="129.6" calcext:value-type="float">
            <text:p>129.6</text:p>
          </table:table-cell>
        </table:table-row>
      </table:table>
      <table:table table:name="serializable" table:style-name="ta1">
        <table:shapes>
          <draw:frame draw:z-index="0" draw:style-name="gr1" draw:text-style-name="P1" svg:width="8in" svg:height="4in" svg:x="0.9921in" svg:y="2.8654in">
            <draw:object draw:notify-on-update-of-ranges="serializable.A1:serializable.A1 serializable.B1:serializable.F1 serializable.A2:serializable.A2 serializable.B2:serializable.F2 serializable.A3:serializable.A3 serializable.B3:serializable.F3 serializable.A4:serializable.A4 serializable.B4:serializable.F4 serializable.A5:serializable.A5 serializable.B5:serializable.F5 serializable.A6:serializable.A6 serializable.B6:serializable.F6 serializable.A7:serializable.A7 serializable.B7:serializable.F7 serializable.A8:serializable.A8 serializable.B8:serializable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mple insert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78.6" calcext:value-type="float">
            <text:p>178.6</text:p>
          </table:table-cell>
          <table:table-cell office:value-type="float" office:value="368" calcext:value-type="float">
            <text:p>368</text:p>
          </table:table-cell>
          <table:table-cell office:value-type="float" office:value="830.8" calcext:value-type="float">
            <text:p>830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ngle row update</text:p>
          </table:table-cell>
          <table:table-cell office:value-type="float" office:value="345.2" calcext:value-type="float">
            <text:p>345.2</text:p>
          </table:table-cell>
          <table:table-cell office:value-type="float" office:value="720.6" calcext:value-type="float">
            <text:p>720.6</text:p>
          </table:table-cell>
          <table:table-cell office:value-type="float" office:value="1351.2" calcext:value-type="float">
            <text:p>1351.2</text:p>
          </table:table-cell>
          <table:table-cell office:value-type="float" office:value="2686" calcext:value-type="float">
            <text:p>2686</text:p>
          </table:table-cell>
          <table:table-cell office:value-type="float" office:value="5283.8" calcext:value-type="float">
            <text:p>5283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dom row update</text:p>
          </table:table-cell>
          <table:table-cell office:value-type="float" office:value="276" calcext:value-type="float">
            <text:p>276</text:p>
          </table:table-cell>
          <table:table-cell office:value-type="float" office:value="513.6" calcext:value-type="float">
            <text:p>513.6</text:p>
          </table:table-cell>
          <table:table-cell office:value-type="float" office:value="1086.8" calcext:value-type="float">
            <text:p>1086.8</text:p>
          </table:table-cell>
          <table:table-cell office:value-type="float" office:value="2179.6" calcext:value-type="float">
            <text:p>2179.6</text:p>
          </table:table-cell>
          <table:table-cell office:value-type="float" office:value="4222.8" calcext:value-type="float">
            <text:p>4222.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lect for update single row</text:p>
          </table:table-cell>
          <table:table-cell office:value-type="float" office:value="265.6" calcext:value-type="float">
            <text:p>265.6</text:p>
          </table:table-cell>
          <table:table-cell office:value-type="float" office:value="556.6" calcext:value-type="float">
            <text:p>556.6</text:p>
          </table:table-cell>
          <table:table-cell office:value-type="float" office:value="1129.4" calcext:value-type="float">
            <text:p>1129.4</text:p>
          </table:table-cell>
          <table:table-cell office:value-type="float" office:value="2287.6" calcext:value-type="float">
            <text:p>2287.6</text:p>
          </table:table-cell>
          <table:table-cell office:value-type="float" office:value="4446.6" calcext:value-type="float">
            <text:p>4446.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lect for update skip locked</text:p>
          </table:table-cell>
          <table:table-cell office:value-type="float" office:value="47.8" calcext:value-type="float">
            <text:p>47.8</text:p>
          </table:table-cell>
          <table:table-cell office:value-type="float" office:value="84.8" calcext:value-type="float">
            <text:p>84.8</text:p>
          </table:table-cell>
          <table:table-cell office:value-type="float" office:value="202.4" calcext:value-type="float">
            <text:p>202.4</text:p>
          </table:table-cell>
          <table:table-cell office:value-type="float" office:value="428.4" calcext:value-type="float">
            <text:p>428.4</text:p>
          </table:table-cell>
          <table:table-cell office:value-type="float" office:value="791.4" calcext:value-type="float">
            <text:p>791.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lect for update with foreign key</text:p>
          </table:table-cell>
          <table:table-cell office:value-type="float" office:value="344.4" calcext:value-type="float">
            <text:p>344.4</text:p>
          </table:table-cell>
          <table:table-cell office:value-type="float" office:value="690.6" calcext:value-type="float">
            <text:p>690.6</text:p>
          </table:table-cell>
          <table:table-cell office:value-type="float" office:value="1252.2" calcext:value-type="float">
            <text:p>1252.2</text:p>
          </table:table-cell>
          <table:table-cell office:value-type="float" office:value="2706.8" calcext:value-type="float">
            <text:p>2706.8</text:p>
          </table:table-cell>
          <table:table-cell office:value-type="float" office:value="5234.2" calcext:value-type="float">
            <text:p>5234.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lect single row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.6</text:p>
          </table:table-cell>
          <table:table-cell office:value-type="float" office:value="33.6" calcext:value-type="float">
            <text:p>33.6</text:p>
          </table:table-cell>
          <table:table-cell office:value-type="float" office:value="57.8" calcext:value-type="float">
            <text:p>57.8</text:p>
          </table:table-cell>
          <table:table-cell office:value-type="float" office:value="115.8" calcext:value-type="float">
            <text:p>115.8</text:p>
          </table:table-cell>
          <table:table-cell table:number-columns-repeated="15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number-columns-repeated="15"/>
          <table:table-cell office:value-type="string" calcext:value-type="string">
            <text:p>Select for update many rows</text:p>
          </table:table-cell>
          <table:table-cell office:value-type="float" office:value="316" calcext:value-type="float">
            <text:p>316</text:p>
          </table:table-cell>
          <table:table-cell office:value-type="float" office:value="554.8" calcext:value-type="float">
            <text:p>554.8</text:p>
          </table:table-cell>
          <table:table-cell office:value-type="float" office:value="1051.8" calcext:value-type="float">
            <text:p>1051.8</text:p>
          </table:table-cell>
          <table:table-cell office:value-type="float" office:value="2257.8" calcext:value-type="float">
            <text:p>2257.8</text:p>
          </table:table-cell>
          <table:table-cell office:value-type="float" office:value="4564.4" calcext:value-type="float">
            <text:p>4564.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elect for update many rows skip locked</text:p>
          </table:table-cell>
          <table:table-cell office:value-type="float" office:value="54" calcext:value-type="float">
            <text:p>54</text:p>
          </table:table-cell>
          <table:table-cell office:value-type="float" office:value="97.6" calcext:value-type="float">
            <text:p>97.6</text:p>
          </table:table-cell>
          <table:table-cell office:value-type="float" office:value="217.8" calcext:value-type="float">
            <text:p>217.8</text:p>
          </table:table-cell>
          <table:table-cell office:value-type="float" office:value="460" calcext:value-type="float">
            <text:p>460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elect many rows</text:p>
          </table:table-cell>
          <table:table-cell office:value-type="float" office:value="12.2" calcext:value-type="float">
            <text:p>12.2</text:p>
          </table:table-cell>
          <table:table-cell office:value-type="float" office:value="22.2" calcext:value-type="float">
            <text:p>22.2</text:p>
          </table:table-cell>
          <table:table-cell office:value-type="float" office:value="40.8" calcext:value-type="float">
            <text:p>40.8</text:p>
          </table:table-cell>
          <table:table-cell office:value-type="float" office:value="73.6" calcext:value-type="float">
            <text:p>73.6</text:p>
          </table:table-cell>
          <table:table-cell office:value-type="float" office:value="134.8" calcext:value-type="float">
            <text:p>134.8</text:p>
          </table:table-cell>
        </table:table-row>
      </table:table>
      <table:table table:name="different_levels" table:style-name="ta1">
        <table:shapes>
          <draw:frame draw:z-index="0" draw:style-name="gr1" draw:text-style-name="P1" svg:width="8in" svg:height="4in" svg:x="3.3571in" svg:y="2.9913in">
            <draw:object draw:notify-on-update-of-ranges="different_levels.A1:different_levels.A1 different_levels.B1:different_levels.D1 different_levels.A2:different_levels.A2 different_levels.B2:different_levels.D2 different_levels.A3:different_levels.A3 different_levels.B3:different_levels.D3 different_levels.A4:different_levels.A4 different_levels.B4:different_levels.D4 different_levels.A5:different_levels.A5 different_levels.B5:different_levels.D5 different_levels.A6:different_levels.A6 different_levels.B6:different_levels.D6 different_levels.A7:different_levels.A7 different_levels.B7:different_levels.D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read_committed</text:p>
          </table:table-cell>
          <table:table-cell office:value-type="string" calcext:value-type="string">
            <text:p>repeatable_read</text:p>
          </table:table-cell>
          <table:table-cell office:value-type="string" calcext:value-type="string">
            <text:p>serializable</text:p>
          </table:table-cell>
        </table:table-row>
        <table:table-row table:style-name="ro1">
          <table:table-cell office:value-type="string" calcext:value-type="string">
            <text:p>Simple insert</text:p>
          </table:table-cell>
          <table:table-cell office:value-type="float" office:value="787.6" calcext:value-type="float">
            <text:p>787.6</text:p>
          </table:table-cell>
          <table:table-cell office:value-type="float" office:value="726.2" calcext:value-type="float">
            <text:p>726.2</text:p>
          </table:table-cell>
          <table:table-cell office:value-type="float" office:value="830.8" calcext:value-type="float">
            <text:p>830.8</text:p>
          </table:table-cell>
        </table:table-row>
        <table:table-row table:style-name="ro1">
          <table:table-cell office:value-type="string" calcext:value-type="string">
            <text:p>Single row update</text:p>
          </table:table-cell>
          <table:table-cell office:value-type="float" office:value="4394.4" calcext:value-type="float">
            <text:p>4394.4</text:p>
          </table:table-cell>
          <table:table-cell office:value-type="float" office:value="5272.6" calcext:value-type="float">
            <text:p>5272.6</text:p>
          </table:table-cell>
          <table:table-cell office:value-type="float" office:value="5283.8" calcext:value-type="float">
            <text:p>5283.8</text:p>
          </table:table-cell>
        </table:table-row>
        <table:table-row table:style-name="ro1">
          <table:table-cell office:value-type="string" calcext:value-type="string">
            <text:p>Random row update</text:p>
          </table:table-cell>
          <table:table-cell office:value-type="float" office:value="852" calcext:value-type="float">
            <text:p>852</text:p>
          </table:table-cell>
          <table:table-cell office:value-type="float" office:value="781.6" calcext:value-type="float">
            <text:p>781.6</text:p>
          </table:table-cell>
          <table:table-cell office:value-type="float" office:value="4222.8" calcext:value-type="float">
            <text:p>4222.8</text:p>
          </table:table-cell>
        </table:table-row>
        <table:table-row table:style-name="ro1">
          <table:table-cell office:value-type="string" calcext:value-type="string">
            <text:p>Select for update single row</text:p>
          </table:table-cell>
          <table:table-cell office:value-type="float" office:value="4403.4" calcext:value-type="float">
            <text:p>4403.4</text:p>
          </table:table-cell>
          <table:table-cell office:value-type="float" office:value="4509.6" calcext:value-type="float">
            <text:p>4509.6</text:p>
          </table:table-cell>
          <table:table-cell office:value-type="float" office:value="4446.6" calcext:value-type="float">
            <text:p>4446.6</text:p>
          </table:table-cell>
        </table:table-row>
        <table:table-row table:style-name="ro1">
          <table:table-cell office:value-type="string" calcext:value-type="string">
            <text:p>Select for update skip locked</text:p>
          </table:table-cell>
          <table:table-cell office:value-type="float" office:value="759.4" calcext:value-type="float">
            <text:p>759.4</text:p>
          </table:table-cell>
          <table:table-cell office:value-type="float" office:value="722.6" calcext:value-type="float">
            <text:p>722.6</text:p>
          </table:table-cell>
          <table:table-cell office:value-type="float" office:value="791.4" calcext:value-type="float">
            <text:p>791.4</text:p>
          </table:table-cell>
        </table:table-row>
        <table:table-row table:style-name="ro1">
          <table:table-cell office:value-type="string" calcext:value-type="string">
            <text:p>Select for update with foreign key</text:p>
          </table:table-cell>
          <table:table-cell office:value-type="float" office:value="4982.8" calcext:value-type="float">
            <text:p>4982.8</text:p>
          </table:table-cell>
          <table:table-cell office:value-type="float" office:value="5374.8" calcext:value-type="float">
            <text:p>5374.8</text:p>
          </table:table-cell>
          <table:table-cell office:value-type="float" office:value="5234.2" calcext:value-type="float">
            <text:p>5234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9:55:15.842203856</meta:creation-date>
    <dc:date>2020-05-28T21:44:00.514390711</dc:date>
    <meta:editing-duration>P1DT10H55M54S</meta:editing-duration>
    <meta:editing-cycles>42</meta:editing-cycles>
    <meta:generator>LibreOffice/6.4.4.2$Linux_X86_64 LibreOffice_project/40$Build-2</meta:generator>
    <meta:document-statistic meta:table-count="4" meta:cell-count="22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bar" chart:style-name="ch1">
        <chart:title svg:x="8.463cm" svg:y="0.339cm" chart:style-name="ch2">
          <text:p>Read committed</text:p>
        </chart:title>
        <chart:legend chart:legend-position="end" svg:x="14.433cm" svg:y="3.287cm" style:legend-expansion="high" chart:style-name="ch3"/>
        <chart:plot-area chart:style-name="ch4" table:cell-range-address="read_committed.A1:read_committed.F8" chart:data-source-has-labels="both" svg:x="1.417cm" svg:y="1.321cm" svg:width="12.61cm" svg:height="7.656cm">
          <chartooo:coordinate-region svg:x="2.409cm" svg:y="1.521cm" svg:width="11.618cm" svg:height="6.809cm"/>
          <chart:axis chart:dimension="x" chart:name="primary-x" chart:style-name="ch5" chartooo:axis-type="auto">
            <chartooo:date-scale/>
            <chart:title svg:x="7.069cm" svg:y="9.18cm" chart:style-name="ch6">
              <text:p>Threads</text:p>
            </chart:title>
            <chart:categories table:cell-range-address="read_committed.B1:read_committed.F1"/>
            <chart:grid chart:style-name="ch7" chart:class="major"/>
          </chart:axis>
          <chart:axis chart:dimension="y" chart:name="primary-y" chart:style-name="ch8">
            <chart:title svg:x="0.451cm" svg:y="6.106cm" chart:style-name="ch9">
              <text:p>Milliseconds</text:p>
            </chart:title>
            <chart:grid chart:style-name="ch7" chart:class="major"/>
          </chart:axis>
          <chart:series chart:style-name="ch10" chart:values-cell-range-address="read_committed.B2:read_committed.F2" chart:label-cell-address="read_committed.A2:read_committed.A2" chart:class="chart:bar">
            <chart:data-point chart:repeated="5"/>
          </chart:series>
          <chart:series chart:style-name="ch11" chart:values-cell-range-address="read_committed.B3:read_committed.F3" chart:label-cell-address="read_committed.A3:read_committed.A3" chart:class="chart:bar">
            <chart:data-point chart:repeated="5"/>
          </chart:series>
          <chart:series chart:style-name="ch12" chart:values-cell-range-address="read_committed.B4:read_committed.F4" chart:label-cell-address="read_committed.A4:read_committed.A4" chart:class="chart:bar">
            <chart:data-point chart:repeated="5"/>
          </chart:series>
          <chart:series chart:style-name="ch13" chart:values-cell-range-address="read_committed.B5:read_committed.F5" chart:label-cell-address="read_committed.A5:read_committed.A5" chart:class="chart:bar">
            <chart:data-point chart:repeated="5"/>
          </chart:series>
          <chart:series chart:style-name="ch14" chart:values-cell-range-address="read_committed.B6:read_committed.F6" chart:label-cell-address="read_committed.A6:read_committed.A6" chart:class="chart:bar">
            <chart:data-point chart:repeated="5"/>
          </chart:series>
          <chart:series chart:style-name="ch15" chart:values-cell-range-address="read_committed.B7:read_committed.F7" chart:label-cell-address="read_committed.A7:read_committed.A7" chart:class="chart:bar">
            <chart:data-point chart:repeated="5"/>
          </chart:series>
          <chart:series chart:style-name="ch16" chart:values-cell-range-address="read_committed.B8:read_committed.F8" chart:label-cell-address="read_committed.A8:read_committed.A8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ad_committed.B1:read_committed.F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Simple insert</text:p>
                <draw:g>
                  <svg:desc>read_committed.A2:read_committed.A2</svg:desc>
                </draw:g>
              </table:table-cell>
              <table:table-cell office:value-type="float" office:value="43.8">
                <text:p>43.8</text:p>
                <draw:g>
                  <svg:desc>read_committed.B2:read_committed.F2</svg:desc>
                </draw:g>
              </table:table-cell>
              <table:table-cell office:value-type="float" office:value="80.6">
                <text:p>80.6</text:p>
              </table:table-cell>
              <table:table-cell office:value-type="float" office:value="208.2">
                <text:p>208.2</text:p>
              </table:table-cell>
              <table:table-cell office:value-type="float" office:value="433.6">
                <text:p>433.6</text:p>
              </table:table-cell>
              <table:table-cell office:value-type="float" office:value="787.6">
                <text:p>787.6</text:p>
              </table:table-cell>
            </table:table-row>
            <table:table-row>
              <table:table-cell office:value-type="string">
                <text:p>Single row update</text:p>
                <draw:g>
                  <svg:desc>read_committed.A3:read_committed.A3</svg:desc>
                </draw:g>
              </table:table-cell>
              <table:table-cell office:value-type="float" office:value="242.2">
                <text:p>242.2</text:p>
                <draw:g>
                  <svg:desc>read_committed.B3:read_committed.F3</svg:desc>
                </draw:g>
              </table:table-cell>
              <table:table-cell office:value-type="float" office:value="480.6">
                <text:p>480.6</text:p>
              </table:table-cell>
              <table:table-cell office:value-type="float" office:value="1117.8">
                <text:p>1117.8</text:p>
              </table:table-cell>
              <table:table-cell office:value-type="float" office:value="2241.6">
                <text:p>2241.6</text:p>
              </table:table-cell>
              <table:table-cell office:value-type="float" office:value="4394.4">
                <text:p>4394.4</text:p>
              </table:table-cell>
            </table:table-row>
            <table:table-row>
              <table:table-cell office:value-type="string">
                <text:p>Random row update</text:p>
                <draw:g>
                  <svg:desc>read_committed.A4:read_committed.A4</svg:desc>
                </draw:g>
              </table:table-cell>
              <table:table-cell office:value-type="float" office:value="38.8">
                <text:p>38.8</text:p>
                <draw:g>
                  <svg:desc>read_committed.B4:read_committed.F4</svg:desc>
                </draw:g>
              </table:table-cell>
              <table:table-cell office:value-type="float" office:value="122.2">
                <text:p>122.2</text:p>
              </table:table-cell>
              <table:table-cell office:value-type="float" office:value="217.8">
                <text:p>217.8</text:p>
              </table:table-cell>
              <table:table-cell office:value-type="float" office:value="425.8">
                <text:p>425.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Select for update single row</text:p>
                <draw:g>
                  <svg:desc>read_committed.A5:read_committed.A5</svg:desc>
                </draw:g>
              </table:table-cell>
              <table:table-cell office:value-type="float" office:value="303.8">
                <text:p>303.8</text:p>
                <draw:g>
                  <svg:desc>read_committed.B5:read_committed.F5</svg:desc>
                </draw:g>
              </table:table-cell>
              <table:table-cell office:value-type="float" office:value="559.8">
                <text:p>559.8</text:p>
              </table:table-cell>
              <table:table-cell office:value-type="float" office:value="1094.6">
                <text:p>1094.6</text:p>
              </table:table-cell>
              <table:table-cell office:value-type="float" office:value="2185.4">
                <text:p>2185.4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string">
                <text:p>Select for update skip locked</text:p>
                <draw:g>
                  <svg:desc>read_committed.A6:read_committed.A6</svg:desc>
                </draw:g>
              </table:table-cell>
              <table:table-cell office:value-type="float" office:value="43.8">
                <text:p>43.8</text:p>
                <draw:g>
                  <svg:desc>read_committed.B6:read_committed.F6</svg:desc>
                </draw:g>
              </table:table-cell>
              <table:table-cell office:value-type="float" office:value="87.8">
                <text:p>87.8</text:p>
              </table:table-cell>
              <table:table-cell office:value-type="float" office:value="171.6">
                <text:p>171.6</text:p>
              </table:table-cell>
              <table:table-cell office:value-type="float" office:value="408">
                <text:p>408</text:p>
              </table:table-cell>
              <table:table-cell office:value-type="float" office:value="759.4">
                <text:p>759.4</text:p>
              </table:table-cell>
            </table:table-row>
            <table:table-row>
              <table:table-cell office:value-type="string">
                <text:p>Select for update with foreign key</text:p>
                <draw:g>
                  <svg:desc>read_committed.A7:read_committed.A7</svg:desc>
                </draw:g>
              </table:table-cell>
              <table:table-cell office:value-type="float" office:value="327.8">
                <text:p>327.8</text:p>
                <draw:g>
                  <svg:desc>read_committed.B7:read_committed.F7</svg:desc>
                </draw:g>
              </table:table-cell>
              <table:table-cell office:value-type="float" office:value="579.4">
                <text:p>579.4</text:p>
              </table:table-cell>
              <table:table-cell office:value-type="float" office:value="1276.6">
                <text:p>1276.6</text:p>
              </table:table-cell>
              <table:table-cell office:value-type="float" office:value="2489.4">
                <text:p>2489.4</text:p>
              </table:table-cell>
              <table:table-cell office:value-type="float" office:value="4982.8">
                <text:p>4982.8</text:p>
              </table:table-cell>
            </table:table-row>
            <table:table-row>
              <table:table-cell office:value-type="string">
                <text:p>Select single row</text:p>
                <draw:g>
                  <svg:desc>read_committed.A8:read_committed.A8</svg:desc>
                </draw:g>
              </table:table-cell>
              <table:table-cell office:value-type="float" office:value="9.8">
                <text:p>9.8</text:p>
                <draw:g>
                  <svg:desc>read_committed.B8:read_committed.F8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bar" chart:style-name="ch1">
        <chart:title svg:x="8.463cm" svg:y="0.339cm" chart:style-name="ch2">
          <text:p>Repeatable read</text:p>
        </chart:title>
        <chart:legend chart:legend-position="end" svg:x="14.433cm" svg:y="3.287cm" style:legend-expansion="high" chart:style-name="ch3"/>
        <chart:plot-area chart:style-name="ch4" table:cell-range-address="repeatable_read.A1:repeatable_read.F8" chart:data-source-has-labels="both" svg:x="1.417cm" svg:y="1.321cm" svg:width="12.61cm" svg:height="7.656cm">
          <chartooo:coordinate-region svg:x="2.409cm" svg:y="1.521cm" svg:width="11.618cm" svg:height="6.809cm"/>
          <chart:axis chart:dimension="x" chart:name="primary-x" chart:style-name="ch5" chartooo:axis-type="auto">
            <chartooo:date-scale/>
            <chart:title svg:x="7.069cm" svg:y="9.18cm" chart:style-name="ch6">
              <text:p>Threads</text:p>
            </chart:title>
            <chart:categories table:cell-range-address="repeatable_read.B1:repeatable_read.F1"/>
            <chart:grid chart:style-name="ch7" chart:class="major"/>
          </chart:axis>
          <chart:axis chart:dimension="y" chart:name="primary-y" chart:style-name="ch8">
            <chart:title svg:x="0.451cm" svg:y="6.106cm" chart:style-name="ch9">
              <text:p>Milliseconds</text:p>
            </chart:title>
            <chart:grid chart:style-name="ch7" chart:class="major"/>
          </chart:axis>
          <chart:series chart:style-name="ch10" chart:values-cell-range-address="repeatable_read.B2:repeatable_read.F2" chart:label-cell-address="repeatable_read.A2:repeatable_read.A2" chart:class="chart:bar">
            <chart:data-point chart:repeated="5"/>
          </chart:series>
          <chart:series chart:style-name="ch11" chart:values-cell-range-address="repeatable_read.B3:repeatable_read.F3" chart:label-cell-address="repeatable_read.A3:repeatable_read.A3" chart:class="chart:bar">
            <chart:data-point chart:repeated="5"/>
          </chart:series>
          <chart:series chart:style-name="ch12" chart:values-cell-range-address="repeatable_read.B4:repeatable_read.F4" chart:label-cell-address="repeatable_read.A4:repeatable_read.A4" chart:class="chart:bar">
            <chart:data-point chart:repeated="5"/>
          </chart:series>
          <chart:series chart:style-name="ch13" chart:values-cell-range-address="repeatable_read.B5:repeatable_read.F5" chart:label-cell-address="repeatable_read.A5:repeatable_read.A5" chart:class="chart:bar">
            <chart:data-point chart:repeated="5"/>
          </chart:series>
          <chart:series chart:style-name="ch14" chart:values-cell-range-address="repeatable_read.B6:repeatable_read.F6" chart:label-cell-address="repeatable_read.A6:repeatable_read.A6" chart:class="chart:bar">
            <chart:data-point chart:repeated="5"/>
          </chart:series>
          <chart:series chart:style-name="ch15" chart:values-cell-range-address="repeatable_read.B7:repeatable_read.F7" chart:label-cell-address="repeatable_read.A7:repeatable_read.A7" chart:class="chart:bar">
            <chart:data-point chart:repeated="5"/>
          </chart:series>
          <chart:series chart:style-name="ch16" chart:values-cell-range-address="repeatable_read.B8:repeatable_read.F8" chart:label-cell-address="repeatable_read.A8:repeatable_read.A8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repeatable_read.B1:repeatable_read.F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Simple insert</text:p>
                <draw:g>
                  <svg:desc>repeatable_read.A2:repeatable_read.A2</svg:desc>
                </draw:g>
              </table:table-cell>
              <table:table-cell office:value-type="float" office:value="40.6">
                <text:p>40.6</text:p>
                <draw:g>
                  <svg:desc>repeatable_read.B2:repeatable_read.F2</svg:desc>
                </draw:g>
              </table:table-cell>
              <table:table-cell office:value-type="float" office:value="77.6">
                <text:p>77.6</text:p>
              </table:table-cell>
              <table:table-cell office:value-type="float" office:value="191.2">
                <text:p>191.2</text:p>
              </table:table-cell>
              <table:table-cell office:value-type="float" office:value="352.2">
                <text:p>352.2</text:p>
              </table:table-cell>
              <table:table-cell office:value-type="float" office:value="726.2">
                <text:p>726.2</text:p>
              </table:table-cell>
            </table:table-row>
            <table:table-row>
              <table:table-cell office:value-type="string">
                <text:p>Single row update</text:p>
                <draw:g>
                  <svg:desc>repeatable_read.A3:repeatable_read.A3</svg:desc>
                </draw:g>
              </table:table-cell>
              <table:table-cell office:value-type="float" office:value="400.6">
                <text:p>400.6</text:p>
                <draw:g>
                  <svg:desc>repeatable_read.B3:repeatable_read.F3</svg:desc>
                </draw:g>
              </table:table-cell>
              <table:table-cell office:value-type="float" office:value="718.4">
                <text:p>718.4</text:p>
              </table:table-cell>
              <table:table-cell office:value-type="float" office:value="1319.4">
                <text:p>1319.4</text:p>
              </table:table-cell>
              <table:table-cell office:value-type="float" office:value="2712.6">
                <text:p>2712.6</text:p>
              </table:table-cell>
              <table:table-cell office:value-type="float" office:value="5272.6">
                <text:p>5272.6</text:p>
              </table:table-cell>
            </table:table-row>
            <table:table-row>
              <table:table-cell office:value-type="string">
                <text:p>Random row update</text:p>
                <draw:g>
                  <svg:desc>repeatable_read.A4:repeatable_read.A4</svg:desc>
                </draw:g>
              </table:table-cell>
              <table:table-cell office:value-type="float" office:value="60.2">
                <text:p>60.2</text:p>
                <draw:g>
                  <svg:desc>repeatable_read.B4:repeatable_read.F4</svg:desc>
                </draw:g>
              </table:table-cell>
              <table:table-cell office:value-type="float" office:value="125.8">
                <text:p>125.8</text:p>
              </table:table-cell>
              <table:table-cell office:value-type="float" office:value="191.6">
                <text:p>191.6</text:p>
              </table:table-cell>
              <table:table-cell office:value-type="float" office:value="438">
                <text:p>438</text:p>
              </table:table-cell>
              <table:table-cell office:value-type="float" office:value="781.6">
                <text:p>781.6</text:p>
              </table:table-cell>
            </table:table-row>
            <table:table-row>
              <table:table-cell office:value-type="string">
                <text:p>Select for update single row</text:p>
                <draw:g>
                  <svg:desc>repeatable_read.A5:repeatable_read.A5</svg:desc>
                </draw:g>
              </table:table-cell>
              <table:table-cell office:value-type="float" office:value="273">
                <text:p>273</text:p>
                <draw:g>
                  <svg:desc>repeatable_read.B5:repeatable_read.F5</svg:desc>
                </draw:g>
              </table:table-cell>
              <table:table-cell office:value-type="float" office:value="561.4">
                <text:p>561.4</text:p>
              </table:table-cell>
              <table:table-cell office:value-type="float" office:value="1090">
                <text:p>1090</text:p>
              </table:table-cell>
              <table:table-cell office:value-type="float" office:value="2250.2">
                <text:p>2250.2</text:p>
              </table:table-cell>
              <table:table-cell office:value-type="float" office:value="4509.6">
                <text:p>4509.6</text:p>
              </table:table-cell>
            </table:table-row>
            <table:table-row>
              <table:table-cell office:value-type="string">
                <text:p>Select for update skip locked</text:p>
                <draw:g>
                  <svg:desc>repeatable_read.A6:repeatable_read.A6</svg:desc>
                </draw:g>
              </table:table-cell>
              <table:table-cell office:value-type="float" office:value="42.8">
                <text:p>42.8</text:p>
                <draw:g>
                  <svg:desc>repeatable_read.B6:repeatable_read.F6</svg:desc>
                </draw:g>
              </table:table-cell>
              <table:table-cell office:value-type="float" office:value="112.6">
                <text:p>112.6</text:p>
              </table:table-cell>
              <table:table-cell office:value-type="float" office:value="193.2">
                <text:p>193.2</text:p>
              </table:table-cell>
              <table:table-cell office:value-type="float" office:value="387.8">
                <text:p>387.8</text:p>
              </table:table-cell>
              <table:table-cell office:value-type="float" office:value="722.6">
                <text:p>722.6</text:p>
              </table:table-cell>
            </table:table-row>
            <table:table-row>
              <table:table-cell office:value-type="string">
                <text:p>Select for update with foreign key</text:p>
                <draw:g>
                  <svg:desc>repeatable_read.A7:repeatable_read.A7</svg:desc>
                </draw:g>
              </table:table-cell>
              <table:table-cell office:value-type="float" office:value="335.8">
                <text:p>335.8</text:p>
                <draw:g>
                  <svg:desc>repeatable_read.B7:repeatable_read.F7</svg:desc>
                </draw:g>
              </table:table-cell>
              <table:table-cell office:value-type="float" office:value="654.8">
                <text:p>654.8</text:p>
              </table:table-cell>
              <table:table-cell office:value-type="float" office:value="1372">
                <text:p>1372</text:p>
              </table:table-cell>
              <table:table-cell office:value-type="float" office:value="2592">
                <text:p>2592</text:p>
              </table:table-cell>
              <table:table-cell office:value-type="float" office:value="5374.8">
                <text:p>5374.8</text:p>
              </table:table-cell>
            </table:table-row>
            <table:table-row>
              <table:table-cell office:value-type="string">
                <text:p>Select single row</text:p>
                <draw:g>
                  <svg:desc>repeatable_read.A8:repeatable_read.A8</svg:desc>
                </draw:g>
              </table:table-cell>
              <table:table-cell office:value-type="float" office:value="10">
                <text:p>10</text:p>
                <draw:g>
                  <svg:desc>repeatable_read.B8:repeatable_read.F8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3.8">
                <text:p>33.8</text:p>
              </table:table-cell>
              <table:table-cell office:value-type="float" office:value="59.6">
                <text:p>59.6</text:p>
              </table:table-cell>
              <table:table-cell office:value-type="float" office:value="114.6">
                <text:p>114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bar" chart:style-name="ch1">
        <chart:title svg:x="8.926cm" svg:y="0.339cm" chart:style-name="ch2">
          <text:p>Serializable</text:p>
        </chart:title>
        <chart:legend chart:legend-position="end" svg:x="14.433cm" svg:y="3.287cm" style:legend-expansion="high" chart:style-name="ch3"/>
        <chart:plot-area chart:style-name="ch4" table:cell-range-address="serializable.A1:serializable.F8" chart:data-source-has-labels="both" svg:x="1.417cm" svg:y="1.321cm" svg:width="12.61cm" svg:height="7.656cm">
          <chartooo:coordinate-region svg:x="2.409cm" svg:y="1.521cm" svg:width="11.618cm" svg:height="6.809cm"/>
          <chart:axis chart:dimension="x" chart:name="primary-x" chart:style-name="ch5" chartooo:axis-type="auto">
            <chartooo:date-scale/>
            <chart:title svg:x="7.069cm" svg:y="9.18cm" chart:style-name="ch6">
              <text:p>Threads</text:p>
            </chart:title>
            <chart:categories table:cell-range-address="serializable.B1:serializable.F1"/>
            <chart:grid chart:style-name="ch7" chart:class="major"/>
          </chart:axis>
          <chart:axis chart:dimension="y" chart:name="primary-y" chart:style-name="ch8">
            <chart:title svg:x="0.451cm" svg:y="6.106cm" chart:style-name="ch9">
              <text:p>Milliseconds</text:p>
            </chart:title>
            <chart:grid chart:style-name="ch7" chart:class="major"/>
          </chart:axis>
          <chart:series chart:style-name="ch10" chart:values-cell-range-address="serializable.B2:serializable.F2" chart:label-cell-address="serializable.A2:serializable.A2" chart:class="chart:bar">
            <chart:data-point chart:repeated="5"/>
          </chart:series>
          <chart:series chart:style-name="ch11" chart:values-cell-range-address="serializable.B3:serializable.F3" chart:label-cell-address="serializable.A3:serializable.A3" chart:class="chart:bar">
            <chart:data-point chart:repeated="5"/>
          </chart:series>
          <chart:series chart:style-name="ch12" chart:values-cell-range-address="serializable.B4:serializable.F4" chart:label-cell-address="serializable.A4:serializable.A4" chart:class="chart:bar">
            <chart:data-point chart:repeated="5"/>
          </chart:series>
          <chart:series chart:style-name="ch13" chart:values-cell-range-address="serializable.B5:serializable.F5" chart:label-cell-address="serializable.A5:serializable.A5" chart:class="chart:bar">
            <chart:data-point chart:repeated="5"/>
          </chart:series>
          <chart:series chart:style-name="ch14" chart:values-cell-range-address="serializable.B6:serializable.F6" chart:label-cell-address="serializable.A6:serializable.A6" chart:class="chart:bar">
            <chart:data-point chart:repeated="5"/>
          </chart:series>
          <chart:series chart:style-name="ch15" chart:values-cell-range-address="serializable.B7:serializable.F7" chart:label-cell-address="serializable.A7:serializable.A7" chart:class="chart:bar">
            <chart:data-point chart:repeated="5"/>
          </chart:series>
          <chart:series chart:style-name="ch16" chart:values-cell-range-address="serializable.B8:serializable.F8" chart:label-cell-address="serializable.A8:serializable.A8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erializable.B1:serializable.F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Simple insert</text:p>
                <draw:g>
                  <svg:desc>serializable.A2:serializable.A2</svg:desc>
                </draw:g>
              </table:table-cell>
              <table:table-cell office:value-type="float" office:value="69">
                <text:p>69</text:p>
                <draw:g>
                  <svg:desc>serializable.B2:serializable.F2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78.6">
                <text:p>178.6</text:p>
              </table:table-cell>
              <table:table-cell office:value-type="float" office:value="368">
                <text:p>368</text:p>
              </table:table-cell>
              <table:table-cell office:value-type="float" office:value="830.8">
                <text:p>830.8</text:p>
              </table:table-cell>
            </table:table-row>
            <table:table-row>
              <table:table-cell office:value-type="string">
                <text:p>Single row update</text:p>
                <draw:g>
                  <svg:desc>serializable.A3:serializable.A3</svg:desc>
                </draw:g>
              </table:table-cell>
              <table:table-cell office:value-type="float" office:value="345.2">
                <text:p>345.2</text:p>
                <draw:g>
                  <svg:desc>serializable.B3:serializable.F3</svg:desc>
                </draw:g>
              </table:table-cell>
              <table:table-cell office:value-type="float" office:value="720.6">
                <text:p>720.6</text:p>
              </table:table-cell>
              <table:table-cell office:value-type="float" office:value="1351.2">
                <text:p>1351.2</text:p>
              </table:table-cell>
              <table:table-cell office:value-type="float" office:value="2686">
                <text:p>2686</text:p>
              </table:table-cell>
              <table:table-cell office:value-type="float" office:value="5283.8">
                <text:p>5283.8</text:p>
              </table:table-cell>
            </table:table-row>
            <table:table-row>
              <table:table-cell office:value-type="string">
                <text:p>Random row update</text:p>
                <draw:g>
                  <svg:desc>serializable.A4:serializable.A4</svg:desc>
                </draw:g>
              </table:table-cell>
              <table:table-cell office:value-type="float" office:value="276">
                <text:p>276</text:p>
                <draw:g>
                  <svg:desc>serializable.B4:serializable.F4</svg:desc>
                </draw:g>
              </table:table-cell>
              <table:table-cell office:value-type="float" office:value="513.6">
                <text:p>513.6</text:p>
              </table:table-cell>
              <table:table-cell office:value-type="float" office:value="1086.8">
                <text:p>1086.8</text:p>
              </table:table-cell>
              <table:table-cell office:value-type="float" office:value="2179.6">
                <text:p>2179.6</text:p>
              </table:table-cell>
              <table:table-cell office:value-type="float" office:value="4222.8">
                <text:p>4222.8</text:p>
              </table:table-cell>
            </table:table-row>
            <table:table-row>
              <table:table-cell office:value-type="string">
                <text:p>Select for update single row</text:p>
                <draw:g>
                  <svg:desc>serializable.A5:serializable.A5</svg:desc>
                </draw:g>
              </table:table-cell>
              <table:table-cell office:value-type="float" office:value="265.6">
                <text:p>265.6</text:p>
                <draw:g>
                  <svg:desc>serializable.B5:serializable.F5</svg:desc>
                </draw:g>
              </table:table-cell>
              <table:table-cell office:value-type="float" office:value="556.6">
                <text:p>556.6</text:p>
              </table:table-cell>
              <table:table-cell office:value-type="float" office:value="1129.4">
                <text:p>1129.4</text:p>
              </table:table-cell>
              <table:table-cell office:value-type="float" office:value="2287.6">
                <text:p>2287.6</text:p>
              </table:table-cell>
              <table:table-cell office:value-type="float" office:value="4446.6">
                <text:p>4446.6</text:p>
              </table:table-cell>
            </table:table-row>
            <table:table-row>
              <table:table-cell office:value-type="string">
                <text:p>Select for update skip locked</text:p>
                <draw:g>
                  <svg:desc>serializable.A6:serializable.A6</svg:desc>
                </draw:g>
              </table:table-cell>
              <table:table-cell office:value-type="float" office:value="47.8">
                <text:p>47.8</text:p>
                <draw:g>
                  <svg:desc>serializable.B6:serializable.F6</svg:desc>
                </draw:g>
              </table:table-cell>
              <table:table-cell office:value-type="float" office:value="84.8">
                <text:p>84.8</text:p>
              </table:table-cell>
              <table:table-cell office:value-type="float" office:value="202.4">
                <text:p>202.4</text:p>
              </table:table-cell>
              <table:table-cell office:value-type="float" office:value="428.4">
                <text:p>428.4</text:p>
              </table:table-cell>
              <table:table-cell office:value-type="float" office:value="791.4">
                <text:p>791.4</text:p>
              </table:table-cell>
            </table:table-row>
            <table:table-row>
              <table:table-cell office:value-type="string">
                <text:p>Select for update with foreign key</text:p>
                <draw:g>
                  <svg:desc>serializable.A7:serializable.A7</svg:desc>
                </draw:g>
              </table:table-cell>
              <table:table-cell office:value-type="float" office:value="344.4">
                <text:p>344.4</text:p>
                <draw:g>
                  <svg:desc>serializable.B7:serializable.F7</svg:desc>
                </draw:g>
              </table:table-cell>
              <table:table-cell office:value-type="float" office:value="690.6">
                <text:p>690.6</text:p>
              </table:table-cell>
              <table:table-cell office:value-type="float" office:value="1252.2">
                <text:p>1252.2</text:p>
              </table:table-cell>
              <table:table-cell office:value-type="float" office:value="2706.8">
                <text:p>2706.8</text:p>
              </table:table-cell>
              <table:table-cell office:value-type="float" office:value="5234.2">
                <text:p>5234.2</text:p>
              </table:table-cell>
            </table:table-row>
            <table:table-row>
              <table:table-cell office:value-type="string">
                <text:p>Select single row</text:p>
                <draw:g>
                  <svg:desc>serializable.A8:serializable.A8</svg:desc>
                </draw:g>
              </table:table-cell>
              <table:table-cell office:value-type="float" office:value="10">
                <text:p>10</text:p>
                <draw:g>
                  <svg:desc>serializable.B8:serializable.F8</svg:desc>
                </draw:g>
              </table:table-cell>
              <table:table-cell office:value-type="float" office:value="18.6">
                <text:p>18.6</text:p>
              </table:table-cell>
              <table:table-cell office:value-type="float" office:value="33.6">
                <text:p>33.6</text:p>
              </table:table-cell>
              <table:table-cell office:value-type="float" office:value="57.8">
                <text:p>57.8</text:p>
              </table:table-cell>
              <table:table-cell office:value-type="float" office:value="115.8">
                <text:p>115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21cm" svg:height="10.161cm" xlink:href=".." xlink:type="simple" chart:class="chart:bar" chart:style-name="ch1">
        <chart:title svg:x="5.711cm" svg:y="0.339cm" chart:style-name="ch2">
          <text:p>Tests in different transaction isolation levels</text:p>
        </chart:title>
        <chart:subtitle svg:x="7.55cm" svg:y="1.321cm" chart:style-name="ch3">
          <text:p>1600 threads, 10 connections</text:p>
        </chart:subtitle>
        <chart:legend chart:legend-position="end" svg:x="14.433cm" svg:y="3.536cm" style:legend-expansion="high" chart:style-name="ch4"/>
        <chart:plot-area chart:style-name="ch5" table:cell-range-address="different_levels.A1:different_levels.D7" chart:data-source-has-labels="both" svg:x="1.417cm" svg:y="2.207cm" svg:width="12.61cm" svg:height="7.751cm">
          <chartooo:coordinate-region svg:x="2.409cm" svg:y="2.406cm" svg:width="11.618cm" svg:height="6.905cm"/>
          <chart:axis chart:dimension="x" chart:name="primary-x" chart:style-name="ch6" chartooo:axis-type="auto">
            <chartooo:date-scale/>
            <chart:categories table:cell-range-address="different_levels.B1:different_levels.D1"/>
          </chart:axis>
          <chart:axis chart:dimension="y" chart:name="primary-y" chart:style-name="ch7">
            <chart:title svg:x="0.451cm" svg:y="7.039cm" chart:style-name="ch8">
              <text:p>Milliseconds</text:p>
            </chart:title>
            <chart:grid chart:style-name="ch9" chart:class="major"/>
          </chart:axis>
          <chart:series chart:style-name="ch10" chart:values-cell-range-address="different_levels.B2:different_levels.D2" chart:label-cell-address="different_levels.A2:different_levels.A2" chart:class="chart:bar">
            <chart:data-point chart:repeated="3"/>
          </chart:series>
          <chart:series chart:style-name="ch11" chart:values-cell-range-address="different_levels.B3:different_levels.D3" chart:label-cell-address="different_levels.A3:different_levels.A3" chart:class="chart:bar">
            <chart:data-point chart:repeated="3"/>
          </chart:series>
          <chart:series chart:style-name="ch12" chart:values-cell-range-address="different_levels.B4:different_levels.D4" chart:label-cell-address="different_levels.A4:different_levels.A4" chart:class="chart:bar">
            <chart:data-point chart:repeated="3"/>
          </chart:series>
          <chart:series chart:style-name="ch13" chart:values-cell-range-address="different_levels.B5:different_levels.D5" chart:label-cell-address="different_levels.A5:different_levels.A5" chart:class="chart:bar">
            <chart:data-point chart:repeated="3"/>
          </chart:series>
          <chart:series chart:style-name="ch14" chart:values-cell-range-address="different_levels.B6:different_levels.D6" chart:label-cell-address="different_levels.A6:different_levels.A6" chart:class="chart:bar">
            <chart:data-point chart:repeated="3"/>
          </chart:series>
          <chart:series chart:style-name="ch15" chart:values-cell-range-address="different_levels.B7:different_levels.D7" chart:label-cell-address="different_levels.A7:different_levels.A7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committed</text:p>
                <draw:g>
                  <svg:desc>different_levels.B1:different_levels.D1</svg:desc>
                </draw:g>
              </table:table-cell>
              <table:table-cell office:value-type="string">
                <text:p>repeatable_read</text:p>
              </table:table-cell>
              <table:table-cell office:value-type="string">
                <text:p>serializable</text:p>
              </table:table-cell>
            </table:table-row>
          </table:table-header-rows>
          <table:table-rows>
            <table:table-row>
              <table:table-cell office:value-type="string">
                <text:p>Simple insert</text:p>
                <draw:g>
                  <svg:desc>different_levels.A2:different_levels.A2</svg:desc>
                </draw:g>
              </table:table-cell>
              <table:table-cell office:value-type="float" office:value="787.6">
                <text:p>787.6</text:p>
                <draw:g>
                  <svg:desc>different_levels.B2:different_levels.D2</svg:desc>
                </draw:g>
              </table:table-cell>
              <table:table-cell office:value-type="float" office:value="726.2">
                <text:p>726.2</text:p>
              </table:table-cell>
              <table:table-cell office:value-type="float" office:value="830.8">
                <text:p>830.8</text:p>
              </table:table-cell>
            </table:table-row>
            <table:table-row>
              <table:table-cell office:value-type="string">
                <text:p>Single row update</text:p>
                <draw:g>
                  <svg:desc>different_levels.A3:different_levels.A3</svg:desc>
                </draw:g>
              </table:table-cell>
              <table:table-cell office:value-type="float" office:value="4394.4">
                <text:p>4394.4</text:p>
                <draw:g>
                  <svg:desc>different_levels.B3:different_levels.D3</svg:desc>
                </draw:g>
              </table:table-cell>
              <table:table-cell office:value-type="float" office:value="5272.6">
                <text:p>5272.6</text:p>
              </table:table-cell>
              <table:table-cell office:value-type="float" office:value="5283.8">
                <text:p>5283.8</text:p>
              </table:table-cell>
            </table:table-row>
            <table:table-row>
              <table:table-cell office:value-type="string">
                <text:p>Random row update</text:p>
                <draw:g>
                  <svg:desc>different_levels.A4:different_levels.A4</svg:desc>
                </draw:g>
              </table:table-cell>
              <table:table-cell office:value-type="float" office:value="852">
                <text:p>852</text:p>
                <draw:g>
                  <svg:desc>different_levels.B4:different_levels.D4</svg:desc>
                </draw:g>
              </table:table-cell>
              <table:table-cell office:value-type="float" office:value="781.6">
                <text:p>781.6</text:p>
              </table:table-cell>
              <table:table-cell office:value-type="float" office:value="4222.8">
                <text:p>4222.8</text:p>
              </table:table-cell>
            </table:table-row>
            <table:table-row>
              <table:table-cell office:value-type="string">
                <text:p>Select for update single row</text:p>
                <draw:g>
                  <svg:desc>different_levels.A5:different_levels.A5</svg:desc>
                </draw:g>
              </table:table-cell>
              <table:table-cell office:value-type="float" office:value="4403.4">
                <text:p>4403.4</text:p>
                <draw:g>
                  <svg:desc>different_levels.B5:different_levels.D5</svg:desc>
                </draw:g>
              </table:table-cell>
              <table:table-cell office:value-type="float" office:value="4509.6">
                <text:p>4509.6</text:p>
              </table:table-cell>
              <table:table-cell office:value-type="float" office:value="4446.6">
                <text:p>4446.6</text:p>
              </table:table-cell>
            </table:table-row>
            <table:table-row>
              <table:table-cell office:value-type="string">
                <text:p>Select for update skip locked</text:p>
                <draw:g>
                  <svg:desc>different_levels.A6:different_levels.A6</svg:desc>
                </draw:g>
              </table:table-cell>
              <table:table-cell office:value-type="float" office:value="759.4">
                <text:p>759.4</text:p>
                <draw:g>
                  <svg:desc>different_levels.B6:different_levels.D6</svg:desc>
                </draw:g>
              </table:table-cell>
              <table:table-cell office:value-type="float" office:value="722.6">
                <text:p>722.6</text:p>
              </table:table-cell>
              <table:table-cell office:value-type="float" office:value="791.4">
                <text:p>791.4</text:p>
              </table:table-cell>
            </table:table-row>
            <table:table-row>
              <table:table-cell office:value-type="string">
                <text:p>Select for update with foreign key</text:p>
                <draw:g>
                  <svg:desc>different_levels.A7:different_levels.A7</svg:desc>
                </draw:g>
              </table:table-cell>
              <table:table-cell office:value-type="float" office:value="4982.8">
                <text:p>4982.8</text:p>
                <draw:g>
                  <svg:desc>different_levels.B7:different_levels.D7</svg:desc>
                </draw:g>
              </table:table-cell>
              <table:table-cell office:value-type="float" office:value="5374.8">
                <text:p>5374.8</text:p>
              </table:table-cell>
              <table:table-cell office:value-type="float" office:value="5234.2">
                <text:p>523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